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4pt" officeooo:rsid="0011d77a" officeooo:paragraph-rsid="0011d77a" style:font-size-asian="24pt" style:font-size-complex="24pt"/>
    </style:style>
    <style:style style:name="P2" style:family="paragraph" style:parent-style-name="Standard">
      <style:paragraph-properties fo:text-align="center" style:justify-single-word="false"/>
      <style:text-properties style:font-name="Calibri" officeooo:rsid="0011d77a" officeooo:paragraph-rsid="0011d77a"/>
    </style:style>
    <style:style style:name="P3" style:family="paragraph" style:parent-style-name="Standard">
      <style:paragraph-properties fo:text-align="start" style:justify-single-word="false"/>
      <style:text-properties style:font-name="Calibri" officeooo:rsid="0011d77a" officeooo:paragraph-rsid="0011d77a"/>
    </style:style>
    <style:style style:name="P4" style:family="paragraph" style:parent-style-name="Standard">
      <style:paragraph-properties fo:text-align="start" style:justify-single-word="false"/>
      <style:text-properties style:font-name="Calibri" officeooo:rsid="0012beea" officeooo:paragraph-rsid="0012beea"/>
    </style:style>
    <style:style style:name="P5" style:family="paragraph" style:parent-style-name="Standard">
      <style:paragraph-properties fo:text-align="start" style:justify-single-word="false"/>
      <style:text-properties style:font-name="Calibri" fo:font-weight="bold" officeooo:rsid="0013f456" officeooo:paragraph-rsid="0013f456" style:font-weight-asian="bold" style:font-weight-complex="bold"/>
    </style:style>
    <style:style style:name="P6" style:family="paragraph" style:parent-style-name="Standard">
      <style:paragraph-properties fo:text-align="start" style:justify-single-word="false"/>
      <style:text-properties style:font-name="Calibri" fo:font-weight="bold" officeooo:rsid="0018427c" officeooo:paragraph-rsid="0018427c" style:font-weight-asian="bold" style:font-weight-complex="bold"/>
    </style:style>
    <style:style style:name="P7" style:family="paragraph" style:parent-style-name="Standard">
      <style:paragraph-properties fo:text-align="start" style:justify-single-word="false"/>
      <style:text-properties style:font-name="Calibri" officeooo:rsid="0013f456" officeooo:paragraph-rsid="0013f456"/>
    </style:style>
    <style:style style:name="P8" style:family="paragraph" style:parent-style-name="Standard">
      <style:paragraph-properties fo:text-align="start" style:justify-single-word="false"/>
      <style:text-properties style:font-name="Calibri" officeooo:rsid="0013f456" officeooo:paragraph-rsid="0014ba74"/>
    </style:style>
    <style:style style:name="P9" style:family="paragraph" style:parent-style-name="Standard">
      <style:paragraph-properties fo:text-align="start" style:justify-single-word="false"/>
      <style:text-properties style:font-name="Calibri" officeooo:rsid="0014ba74" officeooo:paragraph-rsid="0014ba74"/>
    </style:style>
    <style:style style:name="P10" style:family="paragraph" style:parent-style-name="Standard">
      <style:paragraph-properties fo:text-align="start" style:justify-single-word="false"/>
      <style:text-properties style:font-name="Calibri" officeooo:rsid="0018427c" officeooo:paragraph-rsid="0018427c"/>
    </style:style>
    <style:style style:name="P11" style:family="paragraph" style:parent-style-name="Standard">
      <style:paragraph-properties fo:text-align="start" style:justify-single-word="false"/>
      <style:text-properties style:font-name="Calibri" style:text-underline-style="solid" style:text-underline-width="auto" style:text-underline-color="font-color" officeooo:rsid="0018427c" officeooo:paragraph-rsid="001a1f09"/>
    </style:style>
    <style:style style:name="P12" style:family="paragraph" style:parent-style-name="Standard">
      <style:paragraph-properties fo:text-align="start" style:justify-single-word="false"/>
      <style:text-properties style:font-name="Calibri" style:text-underline-style="solid" style:text-underline-width="auto" style:text-underline-color="font-color" officeooo:rsid="001a1f09" officeooo:paragraph-rsid="001a1f09"/>
    </style:style>
    <style:style style:name="P13" style:family="paragraph" style:parent-style-name="Standard">
      <style:paragraph-properties fo:text-align="start" style:justify-single-word="false"/>
      <style:text-properties style:font-name="Calibri" style:text-underline-style="solid" style:text-underline-width="auto" style:text-underline-color="font-color" officeooo:rsid="001bf169" officeooo:paragraph-rsid="001bf169"/>
    </style:style>
    <style:style style:name="P14" style:family="paragraph" style:parent-style-name="Standard">
      <style:paragraph-properties fo:text-align="start" style:justify-single-word="false"/>
      <style:text-properties style:font-name="Calibri" officeooo:rsid="001d7040" officeooo:paragraph-rsid="001d7040"/>
    </style:style>
    <style:style style:name="P15" style:family="paragraph" style:parent-style-name="Standard">
      <style:paragraph-properties fo:text-align="start" style:justify-single-word="false"/>
      <style:text-properties style:font-name="Calibri" officeooo:rsid="001dff8c" officeooo:paragraph-rsid="001dff8c"/>
    </style:style>
    <style:style style:name="P16" style:family="paragraph" style:parent-style-name="Standard">
      <style:paragraph-properties fo:text-align="start" style:justify-single-word="false"/>
      <style:text-properties style:font-name="Calibri" officeooo:rsid="002229fd" officeooo:paragraph-rsid="002229fd"/>
    </style:style>
    <style:style style:name="P17" style:family="paragraph" style:parent-style-name="Standard">
      <style:paragraph-properties fo:text-align="start" style:justify-single-word="false"/>
      <style:text-properties style:font-name="Calibri" officeooo:rsid="0023a74c" officeooo:paragraph-rsid="0023a74c"/>
    </style:style>
    <style:style style:name="P18" style:family="paragraph" style:parent-style-name="Standard">
      <style:paragraph-properties fo:text-align="start" style:justify-single-word="false"/>
      <style:text-properties style:font-name="Calibri" officeooo:rsid="00267441" officeooo:paragraph-rsid="00267441"/>
    </style:style>
    <style:style style:name="P19" style:family="paragraph" style:parent-style-name="Standard">
      <style:paragraph-properties fo:text-align="start" style:justify-single-word="false"/>
      <style:text-properties style:font-name="Calibri" officeooo:rsid="00273889" officeooo:paragraph-rsid="00273889"/>
    </style:style>
    <style:style style:name="P20" style:family="paragraph" style:parent-style-name="Standard">
      <style:paragraph-properties fo:text-align="start" style:justify-single-word="false"/>
      <style:text-properties style:font-name="Calibri" officeooo:rsid="00273889" officeooo:paragraph-rsid="002a7252"/>
    </style:style>
    <style:style style:name="P21" style:family="paragraph" style:parent-style-name="Header">
      <style:text-properties officeooo:rsid="001dff8c" officeooo:paragraph-rsid="001dff8c"/>
    </style:style>
    <style:style style:name="T1" style:family="text">
      <style:text-properties style:text-underline-style="none"/>
    </style:style>
    <style:style style:name="T2" style:family="text">
      <style:text-properties style:text-underline-style="none" officeooo:rsid="001a1f09"/>
    </style:style>
    <style:style style:name="T3" style:family="text">
      <style:text-properties style:text-underline-style="none" officeooo:rsid="001bf169"/>
    </style:style>
    <style:style style:name="T4" style:family="text">
      <style:text-properties style:text-underline-style="none" officeooo:rsid="001d2241"/>
    </style:style>
    <style:style style:name="T5" style:family="text">
      <style:text-properties officeooo:rsid="001dff8c"/>
    </style:style>
    <style:style style:name="T6" style:family="text">
      <style:text-properties officeooo:rsid="00206dc0"/>
    </style:style>
    <style:style style:name="T7" style:family="text">
      <style:text-properties officeooo:rsid="0023a74c"/>
    </style:style>
    <style:style style:name="T8" style:family="text">
      <style:text-properties officeooo:rsid="0024cd49"/>
    </style:style>
    <style:style style:name="T9" style:family="text">
      <style:text-properties officeooo:rsid="00267441"/>
    </style:style>
    <style:style style:name="T10" style:family="text">
      <style:text-properties officeooo:rsid="0028b958"/>
    </style:style>
    <style:style style:name="T11" style:family="text">
      <style:text-properties officeooo:rsid="002a72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 Worms Like</text:p>
      <text:p text:style-name="P2"/>
      <text:p text:style-name="P3"><text:tab/>Crea Worms like est un prototype en "2.5D" de Worms-Like réalisé à l'aide du moteur Unity.</text:p>
      <text:p text:style-name="P4">Le prototype se joue à 2 joueurs au tour par tour. Les joueurs ont pour but d'éliminer tous les worms de l'équipe du joueur adverse,</text:p>
      <text:p text:style-name="P4"/>
      <text:p text:style-name="P6">Fonctionnalités:</text:p>
      <text:p text:style-name="P10">Chaque personnage de chaque team commence le jeu sur un point de spawn choisi aléatoirement dans une sélection. </text:p>
      <text:p text:style-name="P10"/>
      <text:p text:style-name="P14">Chaque Team a son inventaire d'armes, et chaque arme a un certain nombre d'utilisation (peut être illimité). </text:p>
      <text:p text:style-name="P14"/>
      <text:p text:style-name="P15">Les projectiles sont affectés par le vent. Le vent change à chaque roun<text:span text:style-name="T6">d</text:span> et est visible en haut à gauche de l'écran.</text:p>
      <text:p text:style-name="P14"/>
      <text:p text:style-name="P15">Les armes disponibles sont:</text:p>
      <text:p text:style-name="P15"/>
      <text:p text:style-name="P15">- Le Bazooka : <text:span text:style-name="T9">Munitions illimitées. </text:span>Envoie une rocket dans la direction souhaitée à une puissance choisie. La rocket explose au contact. </text:p>
      <text:p text:style-name="P15"/>
      <text:p text:style-name="P10">- <text:span text:style-name="T5">La Dynamite : Lâche une dynamite soumise à la gravité à la position du joueur. Elle explose après 3 secondes. </text:span></text:p>
      <text:p text:style-name="P10"/>
      <text:p text:style-name="P10">- <text:span text:style-name="T5">La Grenade : Lance une grenade qui rebondit et explose après 3 secondes</text:span></text:p>
      <text:p text:style-name="P10"/>
      <text:p text:style-name="P10">- <text:span text:style-name="T5">La Holy Hand Grenade : Une Grenade, en plus puissant. On peut la lancer plus loin, elle explose après 4 secondes et elle fait beaucoup plus de dégâts.</text:span></text:p>
      <text:p text:style-name="P10"/>
      <text:p text:style-name="P16">Les worms ont 2 types des saut : en longueur et en hauteur.</text:p>
      <text:p text:style-name="P16"/>
      <text:p text:style-name="P16">Lee controller de chaque worm implémente une state machine, avec les états "Hit", "Movement", "<text:span text:style-name="T7">WeaponHandled",</text:span> "Paused" <text:span text:style-name="T7">et</text:span> "Dead". "<text:span text:style-name="T7">Movement" est utilisé par le worm contrôlé pendant le round, il permet de se déplacer, de changer de worm et de choisir un arme. "Paused" est utilisé par les autres, il sont bloqués sur l'axe x et z. "Hit" est utilisé par chaque worm qui perd de la vie pendant le round. Le joueur "Hit" repasse à son état précédent au bout d'un certain temps ou lorsqu'il ne bouge plus. "WeaponHandled" est utilisé lorsque la touche espace pour utiliser l'arme est enfoncée. Le joueur revient en "Movement" lorsqu'elle est relachée. Cela permettrait notemment de gérer des cas comme le Jetpack, que je n'ai pas eu le temps d'implémenter.</text:span></text:p>
      <text:p text:style-name="P16"/>
      <text:p text:style-name="P17">Il existe un objet WeaponManager qui contient toutes les armes définies dans l'inspecteur, ainsi qu'un objet TeamsDatabase, qui fait la même chose pour les teams. La structure est faite de telle sorte à pouvoir personnaliser chaque team avec un nom de team, une couleur, un nombre de worms et pour chaque worm leur nom et leur maxHP. Malheureusement, je n'ai p<text:span text:style-name="T8">a</text:span>s eu le temps d'implémenter le menu correspondant donc la personnalisation n'est pas possible en dehors de l'inspecteur Unity.</text:p>
      <text:p text:style-name="P16"><text:soft-page-break/></text:p>
      <text:p text:style-name="P18">Des caisses d'arme et de vie apparaissent à des intervalles réguliers. Les caisses d'arme donne un certain nombre de munition pour une certaine arme (les armes à munition illimitées ne sont pas concernées et ne peuvent pas être trouvées dans les caisses).</text:p>
      <text:p text:style-name="P18"/>
      <text:p text:style-name="P19">Sur l'UI, on peut voir La barre de vie totale de chaque team, le nom et la vie de chaque worm, le sens et la force du vent, le temps restant pour le round en cours, <text:span text:style-name="T10">l'arme actuellement équipée, l'inventaire et </text:span>le temps restant avant le début de la mort subite.</text:p>
      <text:p text:style-name="P20"/>
      <text:p text:style-name="P20"><text:span text:style-name="T11">C</text:span>haque worm qui touche l'eau se noie.</text:p>
      <text:p text:style-name="P19">La mort subite se lance à la fin du timer global. Durant la mort subite, le niveau de l'eau monte doucement.</text:p>
      <text:p text:style-name="P10"/>
      <text:p text:style-name="P11">Terrain Destructible:<text:span text:style-name="T1"> <text:s/>Le terrain destructible ici est fait en voxels. On store dans un tableau à 3 dimension un byte </text:span><text:span text:style-name="T2">par case</text:span><text:span text:style-name="T1"> correspondant au type de bloc à cet endroit, puis on affiche seulement les faces des blocs en contact avec de l'air, ou sur les bords. </text:span></text:p>
      <text:p text:style-name="P12"><text:span text:style-name="T1">Le terrain est généré à partir d'un bruit de Perlin, modifié grâce à une AnimationCurve pour lui donner un aspect d'île (qui rejoint la mer sur les bords).</text:span></text:p>
      <text:p text:style-name="P11"><text:span text:style-name="T1">Le terrain est découpé en chunks (ici de 16x16x6), qui s'occupent chacuns de générer leur propre mesh en fonction des données du tableau précédent. Pour la destruction, on vérifie dans une zone (sphérique) </text:span><text:span text:style-name="T3">les blocs touchés pour les remplacer par de l'air avant de demander un rafraichissement des meshes aux chunks concernés.</text:span></text:p>
      <text:p text:style-name="P13"><text:span text:style-name="T3">T</text:span><text:span text:style-name="T1">out ceci est géré principalement dans les scripts "World.cs", "Chunk.cs" </text:span><text:span text:style-name="T4">et "ModifyTerrain.cs"</text:span></text:p>
      <text:p text:style-name="P4"/>
      <text:p text:style-name="P4"/>
      <text:p text:style-name="P4"/>
      <text:p text:style-name="P5">Contrôles:</text:p>
      <text:p text:style-name="P7">Se déplacer : Flèches droite / gauche (ou Q/D)</text:p>
      <text:p text:style-name="P7">Saut en longueur : Entrée</text:p>
      <text:p text:style-name="P7">Saut en hauteur: Retour</text:p>
      <text:p text:style-name="P9">Viser: Flèches haut / bas (ou Z/S)</text:p>
      <text:p text:style-name="P8">Tirer: Espace (Rester appuyer pour les projectiles)</text:p>
      <text:p text:style-name="P7">Changer de worm actif: N</text:p>
      <text:p text:style-name="P9">Ouvrir/Fermer l'inventaire: Click Droit / I</text:p>
      <text:p text:style-name="P9">Pause: Éch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ff8c" officeooo:paragraph-rsid="001dff8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DAMIENS Sébastien<text:tab/><text:tab/>04/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1M53S</meta:editing-duration>
    <meta:editing-cycles>23</meta:editing-cycles>
    <meta:generator>LibreOffice/5.0.6.3$Windows_x86 LibreOffice_project/490fc03b25318460cfc54456516ea2519c11d1aa</meta:generator>
    <dc:date>2018-04-20T17:06:19.769000000</dc:date>
    <meta:document-statistic meta:table-count="0" meta:image-count="0" meta:object-count="0" meta:page-count="2" meta:paragraph-count="33" meta:word-count="719" meta:character-count="4184" meta:non-whitespace-character-count="3490"/>
    <meta:user-defined meta:name="Info 1"/>
    <meta:user-defined meta:name="Info 2"/>
    <meta:user-defined meta:name="Info 3"/>
    <meta:user-defined meta:name="Info 4"/>
  </office:meta>
</office:document-meta>
</file>